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c935" officeooo:paragraph-rsid="0009c935" style:font-weight-asian="bold" style:font-weight-complex="bold"/>
    </style:style>
    <style:style style:name="P2" style:family="paragraph" style:parent-style-name="Standard">
      <style:paragraph-properties fo:text-align="center" style:justify-single-word="false"/>
      <style:text-properties officeooo:rsid="0009c935" officeooo:paragraph-rsid="0009c935"/>
    </style:style>
    <style:style style:name="P3" style:family="paragraph" style:parent-style-name="Standard">
      <style:paragraph-properties fo:text-align="justify" style:justify-single-word="false"/>
      <style:text-properties officeooo:rsid="0009c935" officeooo:paragraph-rsid="0009c935"/>
    </style:style>
    <style:style style:name="P4" style:family="paragraph" style:parent-style-name="Standard">
      <style:paragraph-properties fo:text-align="center" style:justify-single-word="false"/>
      <style:text-properties officeooo:rsid="00646e16" officeooo:paragraph-rsid="00646e16"/>
    </style:style>
    <style:style style:name="P5" style:family="paragraph" style:parent-style-name="Standard">
      <style:paragraph-properties fo:text-align="justify" style:justify-single-word="false"/>
      <style:text-properties officeooo:paragraph-rsid="00666c50"/>
    </style:style>
    <style:style style:name="P6" style:family="paragraph" style:parent-style-name="Standard">
      <style:paragraph-properties fo:text-align="justify" style:justify-single-word="false"/>
      <style:text-properties fo:font-weight="normal" officeooo:rsid="00524e33" officeooo:paragraph-rsid="0009c935" style:font-weight-asian="normal" style:font-weight-complex="normal"/>
    </style:style>
    <style:style style:name="P7" style:family="paragraph" style:parent-style-name="Standard">
      <style:paragraph-properties fo:text-align="justify" style:justify-single-word="false"/>
      <style:text-properties fo:font-weight="normal" officeooo:rsid="0066e4b4" officeooo:paragraph-rsid="0066e4b4" style:font-weight-asian="normal" style:font-weight-complex="normal"/>
    </style:style>
    <style:style style:name="P8" style:family="paragraph" style:parent-style-name="Standard">
      <style:paragraph-properties fo:text-align="justify" style:justify-single-word="false"/>
      <style:text-properties officeooo:rsid="006561d0" officeooo:paragraph-rsid="006561d0"/>
    </style:style>
    <style:style style:name="P9" style:family="paragraph" style:parent-style-name="Standard">
      <style:paragraph-properties fo:text-align="justify" style:justify-single-word="false"/>
      <style:text-properties fo:font-weight="bold" officeooo:rsid="006561d0" officeooo:paragraph-rsid="006561d0" style:font-weight-asian="bold" style:font-weight-complex="bold"/>
    </style:style>
    <style:style style:name="P10" style:family="paragraph" style:parent-style-name="Standard">
      <style:paragraph-properties fo:text-align="justify" style:justify-single-word="false"/>
      <style:text-properties fo:font-weight="bold" officeooo:rsid="0009c935" officeooo:paragraph-rsid="0009c935" style:font-weight-asian="bold" style:font-weight-complex="bold"/>
    </style:style>
    <style:style style:name="P11" style:family="paragraph" style:parent-style-name="Standard">
      <style:paragraph-properties fo:text-align="justify" style:justify-single-word="false"/>
      <style:text-properties fo:font-weight="bold" officeooo:rsid="0066e4b4" officeooo:paragraph-rsid="0066e4b4" style:font-weight-asian="bold" style:font-weight-complex="bold"/>
    </style:style>
    <style:style style:name="P12" style:family="paragraph" style:parent-style-name="Standard">
      <style:paragraph-properties fo:text-align="justify" style:justify-single-word="false"/>
      <style:text-properties officeooo:rsid="00666c50" officeooo:paragraph-rsid="00666c50"/>
    </style:style>
    <style:style style:name="T1" style:family="text">
      <style:text-properties fo:font-weight="bold" style:font-weight-asian="bold" style:font-weight-complex="bold"/>
    </style:style>
    <style:style style:name="T2" style:family="text">
      <style:text-properties officeooo:rsid="00666c50"/>
    </style:style>
    <style:style style:name="T3" style:family="text">
      <style:text-properties officeooo:rsid="0066e4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AVEL</text:p>
      <text:p text:style-name="P2"/>
      <text:p text:style-name="P4">ROLES Y PERMISOS</text:p>
      <text:p text:style-name="P4"/>
      <text:p text:style-name="P8"><text:span text:style-name="T3">1.-</text:span>Nos dirigimos a la url <text:a xlink:type="simple" xlink:href="https://spatie.be/docs/laravel-permission/v5/installation-laravel" text:style-name="Internet_20_link" text:visited-style-name="Visited_20_Internet_20_Link">https://spatie.be/docs/laravel-permission/v5/installation-laravel</text:a></text:p>
      <text:p text:style-name="P8"/>
      <text:p text:style-name="P8">instalacion</text:p>
      <text:p text:style-name="P8"/>
      <text:p text:style-name="P9"><text:s/>composer require spatie/laravel-permission</text:p>
      <text:p text:style-name="P8"/>
      <text:p text:style-name="P8">Debe publicar la migración y el config/permission.phparchivo de configuración con:</text:p>
      <text:p text:style-name="P8"/>
      <text:p text:style-name="P9">php artisan vendor:publish --provider="Spatie\Permission\PermissionServiceProvider"</text:p>
      <text:p text:style-name="P8"/>
      <text:p text:style-name="P8"><text:span text:style-name="T3">2.- </text:span>Limpia tu caché de configuración. Este paquete requiere acceso a la permissionconfiguración. En general, es una mala práctica hacer el almacenamiento en caché de configuración en un entorno de desarrollo. Si ha estado almacenando configuraciones en caché localmente, borre su caché de configuración con cualquiera de estos comandos:</text:p>
      <text:p text:style-name="P8"/>
      <text:p text:style-name="P9"><text:s/>php artisan optimize:clear</text:p>
      <text:p text:style-name="P8"/>
      <text:p text:style-name="P3">Ejecute las migraciones: después de que la configuración y la migración se hayan publicado y configurado, puede crear las tablas para este paquete ejecutando:</text:p>
      <text:p text:style-name="P3"/>
      <text:p text:style-name="P10"><text:s/>php artisan migrate</text:p>
      <text:p text:style-name="P3"/>
      <text:p text:style-name="P12"><text:span text:style-name="T3">3.- </text:span>Creamos un CRUD controlador para la tabla permission</text:p>
      <text:p text:style-name="P12"/>
      <text:p text:style-name="P5"><text:span text:style-name="T2">php artisan make:controller PermissionController --resource</text:span></text:p>
      <text:p text:style-name="P6"/>
      <text:p text:style-name="P7">4.- Creamos un Route::Resource en la sección de rutas para la tabla de <text:s/><text:span text:style-name="T1">permissions</text:span></text:p>
      <text:p text:style-name="P7"/>
      <text:p text:style-name="P11">Route::resourse('permissions', PermissionController::class);</text:p>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Menlo" svg:font-family="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3:41:20.817291737</meta:creation-date>
    <dc:date>2022-08-11T15:28:08.698374943</dc:date>
    <meta:editing-duration>PT23H58M29S</meta:editing-duration>
    <meta:editing-cycles>64</meta:editing-cycles>
    <meta:generator>LibreOffice/6.4.7.2$Linux_X86_64 LibreOffice_project/40$Build-2</meta:generator>
    <meta:document-statistic meta:table-count="0" meta:image-count="0" meta:object-count="0" meta:page-count="1" meta:paragraph-count="15" meta:word-count="139" meta:character-count="1132" meta:non-whitespace-character-count="1006"/>
  </office:meta>
</office:document-meta>
</file>